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du rapport :</text:p>
      <text:p text:style-name="Standard"/>
      <text:p text:style-name="Standard">Introduction</text:p>
      <text:list xml:id="list3873158651436155392" text:style-name="L1">
        <text:list-item>
          <text:p text:style-name="P1">Présentation des règles (pas profond) avec cas d'utilisation</text:p>
        </text:list-item>
      </text:list>
      <text:list xml:id="list5533185174136878123" text:style-name="L2">
        <text:list-item>
          <text:p text:style-name="P2">2 diagrammes init et tour</text:p>
        </text:list-item>
        <text:list-item>
          <text:p text:style-name="P2">créer une nouvelle partie / charger</text:p>
        </text:list-item>
        <text:list-item>
          <text:p text:style-name="P2">comment fonctionne un tour</text:p>
        </text:list-item>
        <text:list-item>
          <text:p text:style-name="P2"><text:s/>difficultés tailles de map/nbJoueur</text:p>
        </text:list-item>
        <text:list-item>
          <text:p text:style-name="P2"/>
        </text:list-item>
      </text:list>
      <text:list xml:id="list31512039" text:continue-list="list3873158651436155392" text:style-name="L1">
        <text:list-item>
          <text:p text:style-name="P1">Présentation complète des règles</text:p>
          <text:list>
            <text:list-item>
              <text:p text:style-name="P1"><text:s/>(état transition)</text:p>
            </text:list-item>
            <text:list-item>
              <text:p text:style-name="P1">intéraction 1</text:p>
            </text:list-item>
            <text:list-item>
              <text:p text:style-name="P1">intéraction 2</text:p>
            </text:list-item>
          </text:list>
        </text:list-item>
        <text:list-item>
          <text:p text:style-name="P1">Présentation de l'UML</text:p>
          <text:list>
            <text:list-item>
              <text:p text:style-name="P1">Design Pattern (5)</text:p>
            </text:list-item>
          </text:list>
        </text:list-item>
      </text:list>
      <text:list xml:id="list4903032557260519388" text:style-name="L3">
        <text:list-item>
          <text:list>
            <text:list-item>
              <text:p text:style-name="P3">monteur strategy </text:p>
            </text:list-item>
          </text:list>
        </text:list-item>
      </text:list>
      <text:list xml:id="list31525174" text:continue-list="list31512039" text:style-name="L1">
        <text:list-item>
          <text:list>
            <text:list-item>
              <text:p text:style-name="P1">UML complet</text:p>
            </text:list-item>
          </text:list>
        </text:list-item>
      </text:list>
      <text:p text:style-name="Standard">Conclusion (MVC design patter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1-05T10:31:22.05</meta:creation-date>
    <dc:date>2014-11-05T11:35:17.61</dc:date>
    <dc:creator>Dan </dc:creator>
    <meta:editing-duration>PT1H3M45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1" meta:paragraph-count="16" meta:word-count="69" meta:character-count="406"/>
  </office:meta>
</office:document-meta>
</file>